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96604" officeooo:paragraph-rsid="00096604" style:font-size-asian="18pt" style:font-weight-asian="bold" style:font-size-complex="18pt" style:font-weight-complex="bold"/>
    </style:style>
    <style:style style:name="P2" style:family="paragraph" style:parent-style-name="Standard">
      <style:paragraph-properties fo:line-height="115%"/>
      <style:text-properties fo:font-size="13pt" officeooo:rsid="00096604" officeooo:paragraph-rsid="00096604" style:font-size-asian="13pt" style:font-size-complex="13pt"/>
    </style:style>
    <style:style style:name="P3" style:family="paragraph" style:parent-style-name="Standard">
      <style:paragraph-properties fo:line-height="115%"/>
      <style:text-properties fo:font-size="13pt" officeooo:rsid="00099ef3" officeooo:paragraph-rsid="00099ef3" style:font-size-asian="13pt" style:font-size-complex="13pt"/>
    </style:style>
    <style:style style:name="P4" style:family="paragraph" style:parent-style-name="Standard">
      <style:paragraph-properties fo:line-height="115%"/>
      <style:text-properties fo:font-size="13pt" officeooo:rsid="000a085d" officeooo:paragraph-rsid="000a085d" style:font-size-asian="13pt" style:font-size-complex="13pt"/>
    </style:style>
    <style:style style:name="P5" style:family="paragraph" style:parent-style-name="Standard">
      <style:paragraph-properties fo:line-height="115%"/>
      <style:text-properties fo:font-size="13pt" officeooo:rsid="000ba2c9" officeooo:paragraph-rsid="000ba2c9" style:font-size-asian="13pt" style:font-size-complex="13pt"/>
    </style:style>
    <style:style style:name="P6" style:family="paragraph" style:parent-style-name="Standard">
      <style:paragraph-properties fo:line-height="115%"/>
      <style:text-properties fo:font-size="13pt" officeooo:rsid="000d8dd2" officeooo:paragraph-rsid="000d8dd2" style:font-size-asian="13pt" style:font-size-complex="13pt"/>
    </style:style>
    <style:style style:name="P7" style:family="paragraph" style:parent-style-name="Standard">
      <style:paragraph-properties fo:line-height="115%"/>
      <style:text-properties fo:font-size="13pt" officeooo:rsid="000daf93" officeooo:paragraph-rsid="000daf93" style:font-size-asian="13pt" style:font-size-complex="13pt"/>
    </style:style>
    <style:style style:name="P8" style:family="paragraph" style:parent-style-name="Standard">
      <style:paragraph-properties fo:line-height="115%"/>
      <style:text-properties fo:font-size="13pt" fo:font-weight="bold" officeooo:rsid="00099ef3" officeooo:paragraph-rsid="00099ef3" style:font-size-asian="13pt" style:font-weight-asian="bold" style:font-size-complex="13pt" style:font-weight-complex="bold"/>
    </style:style>
    <style:style style:name="P9" style:family="paragraph" style:parent-style-name="Standard">
      <style:paragraph-properties fo:line-height="115%"/>
      <style:text-properties fo:font-size="13pt" fo:font-weight="bold" officeooo:rsid="000a085d" officeooo:paragraph-rsid="000a085d" style:font-size-asian="13pt" style:font-weight-asian="bold" style:font-size-complex="13pt" style:font-weight-complex="bold"/>
    </style:style>
    <style:style style:name="P10" style:family="paragraph" style:parent-style-name="Standard">
      <style:paragraph-properties fo:line-height="115%"/>
      <style:text-properties fo:font-size="13pt" fo:font-weight="bold" officeooo:rsid="000daf93" officeooo:paragraph-rsid="000daf93" style:font-size-asian="13pt" style:font-weight-asian="bold" style:font-size-complex="13pt" style:font-weight-complex="bold"/>
    </style:style>
    <style:style style:name="P11" style:family="paragraph" style:parent-style-name="Standard">
      <style:paragraph-properties fo:line-height="115%"/>
      <style:text-properties fo:font-size="13pt" fo:font-weight="bold" officeooo:rsid="00096604" officeooo:paragraph-rsid="0010f187" style:font-size-asian="13pt" style:font-weight-asian="bold" style:font-size-complex="13pt" style:font-weight-complex="bold"/>
    </style:style>
    <style:style style:name="P12" style:family="paragraph" style:parent-style-name="Standard" style:list-style-name="L1">
      <style:paragraph-properties fo:line-height="115%"/>
      <style:text-properties fo:font-size="13pt" officeooo:rsid="00096604" officeooo:paragraph-rsid="0010f187" style:font-size-asian="13pt" style:font-size-complex="13pt"/>
    </style:style>
    <style:style style:name="P13" style:family="paragraph" style:parent-style-name="Standard" style:list-style-name="L1">
      <style:paragraph-properties fo:line-height="115%"/>
      <style:text-properties fo:font-size="13pt" officeooo:paragraph-rsid="0010f187" style:font-size-asian="13pt" style:font-size-complex="13pt"/>
    </style:style>
    <style:style style:name="P14" style:family="paragraph" style:parent-style-name="Standard" style:list-style-name="L2">
      <style:paragraph-properties fo:line-height="115%"/>
      <style:text-properties fo:font-size="13pt" officeooo:rsid="000d8dd2" officeooo:paragraph-rsid="000d8dd2" style:font-size-asian="13pt" style:font-size-complex="13pt"/>
    </style:style>
    <style:style style:name="P15" style:family="paragraph" style:parent-style-name="Standard" style:list-style-name="L3">
      <style:paragraph-properties fo:line-height="115%"/>
      <style:text-properties fo:font-size="13pt" officeooo:rsid="000da098" officeooo:paragraph-rsid="000da098" style:font-size-asian="13pt" style:font-size-complex="13pt"/>
    </style:style>
    <style:style style:name="P16" style:family="paragraph" style:parent-style-name="Standard" style:list-style-name="L4">
      <style:paragraph-properties fo:line-height="115%"/>
      <style:text-properties fo:font-size="13pt" officeooo:rsid="000da098" officeooo:paragraph-rsid="000da098" style:font-size-asian="13pt" style:font-size-complex="13pt"/>
    </style:style>
    <style:style style:name="P17" style:family="paragraph" style:parent-style-name="Standard" style:list-style-name="L5">
      <style:paragraph-properties fo:line-height="115%"/>
      <style:text-properties fo:font-size="13pt" officeooo:rsid="000daf93" officeooo:paragraph-rsid="000daf93" style:font-size-asian="13pt" style:font-size-complex="13pt"/>
    </style:style>
    <style:style style:name="P18" style:family="paragraph" style:parent-style-name="Standard" style:list-style-name="L5">
      <style:paragraph-properties fo:line-height="115%"/>
      <style:text-properties fo:font-size="13pt" officeooo:rsid="000f335f" officeooo:paragraph-rsid="000f335f" style:font-size-asian="13pt" style:font-size-complex="13pt"/>
    </style:style>
    <style:style style:name="T1" style:family="text">
      <style:text-properties officeooo:rsid="00099ef3"/>
    </style:style>
    <style:style style:name="T2" style:family="text">
      <style:text-properties fo:font-weight="bold" style:font-weight-asian="bold" style:font-weight-complex="bold"/>
    </style:style>
    <style:style style:name="T3" style:family="text">
      <style:text-properties officeooo:rsid="000f335f"/>
    </style:style>
    <style:style style:name="T4" style:family="text">
      <style:text-properties officeooo:rsid="00096604"/>
    </style:style>
    <style:style style:name="T5" style:family="text">
      <style:text-properties officeooo:rsid="00119cfa"/>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BETES_AI : AI INNOVATION ACADEMY</text:p>
      <text:p text:style-name="P2"/>
      <text:p text:style-name="P2"><text:span text:style-name="T2">Goal:</text:span> Develop an AI model to predict the risk of diabetes based on basic, easily collected data.</text:p>
      <text:p text:style-name="P2"/>
      <text:p text:style-name="P2"><text:span text:style-name="T2">Primary objective:</text:span> Early identification of people at risk of diabetes, encouraging further medical testing and intervention</text:p>
      <text:p text:style-name="P2"/>
      <text:p text:style-name="P2"><text:span text:style-name="T2">Secondary objective: </text:span>increase awareness, encourage healthier lifestyles,and reduce healthcare costs by focusing on prevention</text:p>
      <text:p text:style-name="P2"/>
      <text:p text:style-name="P11">DATA NEEDED</text:p>
      <text:list text:style-name="L1">
        <text:list-item>
          <text:p text:style-name="P12">Demographic data; age, sex, BMI(weight, height), ethnicity</text:p>
        </text:list-item>
        <text:list-item>
          <text:p text:style-name="P12">Lifestyle factors; diet, physical activity, smoking, alcohol use, stress levels (job could help for these)</text:p>
        </text:list-item>
        <text:list-item>
          <text:p text:style-name="P13"><text:span text:style-name="T4">Medical history; family history of diabetes, hypertension, </text:span><text:span text:style-name="T1">gestational diabetes(women)</text:span></text:p>
        </text:list-item>
        <text:list-item>
          <text:p text:style-name="P13"><text:span text:style-name="T4">Health metrics; </text:span><text:span text:style-name="T1">blood pressure, fasting glucose levels, HbA1c levels(if available)</text:span></text:p>
        </text:list-item>
      </text:list>
      <text:p text:style-name="P2"><text:tab/><text:span text:style-name="T1">Data privacy shall be ensured, diabetes clinics for private and public hospitals have this data</text:span></text:p>
      <text:p text:style-name="P2"/>
      <text:p text:style-name="P8">FEATURE ENGINEERING</text:p>
      <text:p text:style-name="P3">Data mostly needed as input shall be; age(over 45!), BMI( &gt;30 for obesity), physical inactivity, family history of diabetes, hypertension, sex(women who got gestational diabetes are at risk)</text:p>
      <text:p text:style-name="P3"><text:s/>These will be kept at minimum to avoid nagging users</text:p>
      <text:p text:style-name="P3"/>
      <text:p text:style-name="P8">MODEL DEVELOPMENT</text:p>
      <text:p text:style-name="P4">Logistic regression or Random forests</text:p>
      <text:p text:style-name="P4"/>
      <text:p text:style-name="P5">Neural networks can be explored if too much data is collected, and enough computational resources available</text:p>
      <text:p text:style-name="P4"/>
      <text:p text:style-name="P4">Cross validation; techniques like k-fold shall be used to ensure model performs well on unseen data</text:p>
      <text:p text:style-name="P4"><text:s/>Evaluation metrics; accuracy, precision, recall and AUC-ROC to assess model performance</text:p>
      <text:p text:style-name="P4"/>
      <text:p text:style-name="P9">DEVELOP THE USER INTERFACE</text:p>
      <text:p text:style-name="P6">Mobile app since mobile phones are widely used in Uganda</text:p>
      <text:p text:style-name="P6"/>
      <text:p text:style-name="P6">Parts of the app shall include;</text:p>
      <text:list text:style-name="L2">
        <text:list-item>
          <text:p text:style-name="P14">Survey section: Users input their health data in a simple, easy-to-use navigate questionnaire</text:p>
        </text:list-item>
        <text:list-item>
          <text:p text:style-name="P14">Risk score: Based on their input, the app calculates a risk score and provides immediate feedback e.g. low, medium, or high risk</text:p>
        </text:list-item>
        <text:list-item>
          <text:p text:style-name="P14">Next steps: For high risk, the app can suggest follow-up steps like scheduling a medical checkup. For medium risk, the app can suggest lifestyle changes <text:s/>like exercise or diet changes</text:p>
        </text:list-item>
        <text:list-item>
          <text:p text:style-name="P14"><text:soft-page-break/>Health education: Educational materials about diabetes prevention, healthy diets, exercise routines, and the importance of health checkups</text:p>
        </text:list-item>
        <text:list-item>
          <text:p text:style-name="P14">Multilingual support: The app shall support local languages like Luganda, Acholi, Runyakitara, and regional language Swahili to reach a wider audience</text:p>
          <text:p text:style-name="P14"/>
        </text:list-item>
      </text:list>
      <text:p text:style-name="P9">INTEGRATE WITH LOCAL HEALTHCARE SYSTEMS</text:p>
      <text:list text:style-name="L3">
        <text:list-item>
          <text:p text:style-name="P15">Partnerships with public and private hospitals where users can get further screenings if high risk. This can foster connection between digital health tools and healthcare services</text:p>
        </text:list-item>
        <text:list-item>
          <text:p text:style-name="P15">Data sharing and privacy: The app shall adhere to local data protection and privacy regulations, by anonymizing. </text:p>
        </text:list-item>
      </text:list>
      <text:p text:style-name="P4"/>
      <text:p text:style-name="P9">PILOT TESTING</text:p>
      <text:list text:style-name="L4">
        <text:list-item>
          <text:p text:style-name="P16">Small-scale roll-out: Testing the app with a small group in cental Ugandan hospitals, collecting feedback on usability, accuracy,and overall impact on diabetes awareness</text:p>
        </text:list-item>
        <text:list-item>
          <text:p text:style-name="P16">Iterative improvements: Based on user feedback, the app’s user interface, prediction model and other features shall be refined. The goal is to make the app easy to use, accessible, and effective for the target population</text:p>
        </text:list-item>
      </text:list>
      <text:p text:style-name="P4"/>
      <text:p text:style-name="P9">SCALING AND IMPACT MEASUREMENT</text:p>
      <text:p text:style-name="P7">After testing and refining, the app shall be scaled to other regions, hoping to partner with local healthcare givers and NGOs.</text:p>
      <text:p text:style-name="P7"/>
      <text:p text:style-name="P7">Key metrics such as number of people assessed for diabetes risk, number of high risk individuals referred for further testing, reduction in new complications due to early detection, number of active users shall be tracked to monitor app success.</text:p>
      <text:p text:style-name="P4"/>
      <text:p text:style-name="P9">SUSTAINABILITY AND PARTNERSHIPS</text:p>
      <text:p text:style-name="P7">Government and NGOs support shall be sought to ensure wide coverage and app sustainability</text:p>
      <text:p text:style-name="P7"/>
      <text:p text:style-name="P7">Funding and grants shall be sought to support further development and expansion</text:p>
      <text:p text:style-name="P4"/>
      <text:p text:style-name="P10">TECH STACK </text:p>
      <text:list text:style-name="L5">
        <text:list-item>
          <text:p text:style-name="P17">Programming languages: Python for ML and J<text:span text:style-name="T5">ava</text:span>S<text:span text:style-name="T5">cript</text:span> for mobile app development</text:p>
        </text:list-item>
        <text:list-item>
          <text:p text:style-name="P17">ML Frameworks: scikit-learn, pytorch</text:p>
        </text:list-item>
        <text:list-item>
          <text:p text:style-name="P17">Mobile app development: React Native or Flutter</text:p>
        </text:list-item>
        <text:list-item>
          <text:p text:style-name="P17">Backend infrastructure: <text:span text:style-name="T3">AWS for hosting databases</text:span></text:p>
        </text:list-item>
        <text:list-item>
          <text:p text:style-name="P18">Data privacy: encryted databases and secure APIs</text:p>
        </text:list-item>
      </text:list>
      <text:p text:style-name="P4"/>
      <text:p text:style-name="P2"/>
      <text:p text:style-name="P2"/>
      <text:p text:style-name="P2"/>
      <text:p text:style-name="P2"/>
      <text:p text:style-name="P2"><text:soft-page-break/>import pandas as pd</text:p>
      <text:p text:style-name="P2">import numpy as np</text:p>
      <text:p text:style-name="P2"/>
      <text:p text:style-name="P2">np.random.seed(42)</text:p>
      <text:p text:style-name="P2">n = 1000</text:p>
      <text:p text:style-name="P2"/>
      <text:p text:style-name="P2"># --- Basic demographic and health features ---</text:p>
      <text:p text:style-name="P2">age = np.random.randint(18, 90, size=n)</text:p>
      <text:p text:style-name="P2">bmi = np.round(np.random.normal(27, 5, size=n), 1)</text:p>
      <text:p text:style-name="P2">bmi = np.clip(bmi, 15, 50)</text:p>
      <text:p text:style-name="P2"/>
      <text:p text:style-name="P2"># Lifestyle and health conditions</text:p>
      <text:p text:style-name="P2">inactivity_levels = np.random.choice(["Low", "Moderate", "High"], size=n, p=[0.4, 0.35, 0.25])</text:p>
      <text:p text:style-name="P2">family_history = np.random.choice(["Yes", "No"], size=n, p=[0.4, 0.6])</text:p>
      <text:p text:style-name="P2">sex = np.random.choice(["Male", "Female"], size=n)</text:p>
      <text:p text:style-name="P2"/>
      <text:p text:style-name="P2"># Hypertension correlated with age and BMI</text:p>
      <text:p text:style-name="P2">hypertension_prob = 1 / (1 + np.exp(-0.08 * (age - 50) - 0.15 * (bmi - 27)))</text:p>
      <text:p text:style-name="P2">hypertension = np.where(np.random.rand(n) &lt; hypertension_prob, "Yes", "No")</text:p>
      <text:p text:style-name="P2"/>
      <text:p text:style-name="P2"># --- Additional correlated features ---</text:p>
      <text:p text:style-name="P2"># Diet score (lower if inactivity is high or BMI is high)</text:p>
      <text:p text:style-name="P2">diet_score = np.clip(</text:p>
      <text:p text:style-name="P2"><text:s text:c="4"/>10 - 0.05 * (bmi - 25) - 2 * (inactivity_levels == "High").astype(int)</text:p>
      <text:p text:style-name="P2"><text:s text:c="4"/>- 1 * (inactivity_levels == "Moderate").astype(int)</text:p>
      <text:p text:style-name="P2"><text:s text:c="4"/>- np.random.normal(0, 1, size=n),</text:p>
      <text:p text:style-name="P2"><text:s text:c="4"/>1, 10</text:p>
      <text:p text:style-name="P2">)</text:p>
      <text:p text:style-name="P2"/>
      <text:p text:style-name="P2"># Blood glucose (correlated with BMI, age, hypertension, diet, family history)</text:p>
      <text:p text:style-name="P2">blood_glucose = (</text:p>
      <text:p text:style-name="P2"><text:s text:c="4"/>80 </text:p>
      <text:p text:style-name="P2"><text:s text:c="4"/>+ 0.6 * (bmi - 25)</text:p>
      <text:p text:style-name="P2"><text:s text:c="4"/>+ 0.3 * (age - 40)</text:p>
      <text:p text:style-name="P2"><text:s text:c="4"/>+ 15 * (hypertension == "Yes").astype(int)</text:p>
      <text:p text:style-name="P2"><text:s text:c="4"/>- 2 * (diet_score - 5)</text:p>
      <text:p text:style-name="P2"><text:s text:c="4"/>+ 10 * (family_history == "Yes").astype(int)</text:p>
      <text:p text:style-name="P2"><text:s text:c="4"/>+ np.random.normal(0, 10, size=n)</text:p>
      <text:p text:style-name="P2">)</text:p>
      <text:p text:style-name="P2">blood_glucose = np.clip(blood_glucose, 60, 250)</text:p>
      <text:p text:style-name="P2"/>
      <text:p text:style-name="P2"># --- Risk score combining all factors ---</text:p>
      <text:p text:style-name="P2"><text:soft-page-break/>risk_score = (</text:p>
      <text:p text:style-name="P2"><text:s text:c="4"/>0.03 * (age - 18)</text:p>
      <text:p text:style-name="P2"><text:s text:c="4"/>+ 0.5 * (bmi - 18)</text:p>
      <text:p text:style-name="P2"><text:s text:c="4"/>+ 10 * (inactivity_levels == "High").astype(int)</text:p>
      <text:p text:style-name="P2"><text:s text:c="4"/>+ 5 * (inactivity_levels == "Moderate").astype(int)</text:p>
      <text:p text:style-name="P2"><text:s text:c="4"/>+ 15 * (family_history == "Yes").astype(int)</text:p>
      <text:p text:style-name="P2"><text:s text:c="4"/>+ 10 * (hypertension == "Yes").astype(int)</text:p>
      <text:p text:style-name="P2"><text:s text:c="4"/>+ 0.4 * (blood_glucose - 100)</text:p>
      <text:p text:style-name="P2"><text:s text:c="4"/>- 3 * (diet_score - 5)</text:p>
      <text:p text:style-name="P2">)</text:p>
      <text:p text:style-name="P2"/>
      <text:p text:style-name="P2"># Normalize and categorize risk</text:p>
      <text:p text:style-name="P2">risk_prob = 1 / (1 + np.exp(-(risk_score - np.mean(risk_score)) / np.std(risk_score)))</text:p>
      <text:p text:style-name="P2"/>
      <text:p text:style-name="P2">diabetes_risk = np.where(</text:p>
      <text:p text:style-name="P2"><text:s text:c="4"/>risk_prob &gt; 0.7, "High",</text:p>
      <text:p text:style-name="P2"><text:s text:c="4"/>np.where(risk_prob &gt; 0.4, "Intermediate", "Low")</text:p>
      <text:p text:style-name="P2">)</text:p>
      <text:p text:style-name="P2"/>
      <text:p text:style-name="P2"># --- Final dataset ---</text:p>
      <text:p text:style-name="P2">df = pd.DataFrame({</text:p>
      <text:p text:style-name="P2"><text:s text:c="4"/>"Age": age,</text:p>
      <text:p text:style-name="P2"><text:s text:c="4"/>"BMI": bmi,</text:p>
      <text:p text:style-name="P2"><text:s text:c="4"/>"Physical_Inactivity": inactivity_levels,</text:p>
      <text:p text:style-name="P2"><text:s text:c="4"/>"Family_History": family_history,</text:p>
      <text:p text:style-name="P2"><text:s text:c="4"/>"Hypertension": hypertension,</text:p>
      <text:p text:style-name="P2"><text:s text:c="4"/>"Sex": sex,</text:p>
      <text:p text:style-name="P2"><text:s text:c="4"/>"Blood_Glucose": np.round(blood_glucose, 1),</text:p>
      <text:p text:style-name="P2"><text:s text:c="4"/>"Diet_Score": np.round(diet_score, 1),</text:p>
      <text:p text:style-name="P2"><text:s text:c="4"/>"Diabetes_Risk": diabetes_risk</text:p>
      <text:p text:style-name="P2">})</text:p>
      <text:p text:style-name="P2"/>
      <text:p text:style-name="P2"># Save as CSV</text:p>
      <text:p text:style-name="P2">df.to_csv("synthetic_diabetes_risk_dataset_v2.csv", index=False)</text:p>
      <text:p text:style-name="P2"/>
      <text:p text:style-name="P2">print("✅ Synthetic dataset saved as 'synthetic_diabetes_risk_dataset_v2.csv'")</text:p>
      <text:p text:style-name="P2">print(df.hea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4138in" fo:margin-right="0.416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5T12:41:27.063999476</meta:creation-date>
    <meta:generator>LibreOffice/24.2.7.2$Linux_X86_64 LibreOffice_project/420$Build-2</meta:generator>
    <dc:date>2025-10-23T18:35:31.752034084</dc:date>
    <meta:editing-duration>PT1H26M6S</meta:editing-duration>
    <meta:editing-cycles>7</meta:editing-cycles>
    <meta:document-statistic meta:table-count="0" meta:image-count="0" meta:object-count="0" meta:page-count="4" meta:paragraph-count="112" meta:word-count="905" meta:character-count="6259" meta:non-whitespace-character-count="5357"/>
  </office:meta>
</office:document-meta>
</file>